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dc2300" draw:fill="none" draw:textarea-vertical-align="middle"/>
    </style:style>
    <style:style style:name="gr3" style:family="graphic" style:parent-style-name="standard">
      <style:graphic-properties draw:stroke="none" svg:stroke-color="#dc2300" draw:fill="none" draw:fill-color="#ffffff" draw:auto-grow-height="true" draw:auto-grow-width="false" fo:max-height="0cm" fo:min-height="3.1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922cm"/>
    </style:style>
    <style:style style:name="pr2" style:family="presentation" style:parent-style-name="Default-subtitle">
      <style:graphic-properties draw:fill-color="#ffffff" draw:auto-grow-height="true" fo:min-height="3.54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6.7000007629395pt"/>
    </style:style>
    <style:style style:name="P3" style:family="paragraph">
      <loext:graphic-properties draw:fill-color="#ffffff"/>
      <style:text-properties fo:font-size="26.700000762939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c9211e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text-properties fo:color="#c9211e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00ae00" fo:font-size="160pt" fo:font-weight="bold" style:font-size-asian="160pt" style:font-weight-asian="bold" style:font-size-complex="160pt" style:font-weight-complex="bold"/>
    </style:style>
    <style:style style:name="P10" style:family="paragraph">
      <style:text-properties fo:color="#c9211e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color="#c9211e"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font-size="70pt" style:font-size-asian="70pt" style:font-size-complex="70pt"/>
    </style:style>
    <style:style style:name="P13" style:family="paragraph">
      <loext:graphic-properties draw:fill="none" draw:fill-color="#ffffff"/>
      <style:text-properties fo:color="#c9211e" fo:font-size="70pt" fo:font-weight="bold" style:font-size-asian="70pt" style:font-weight-asian="bold" style:font-size-complex="70pt" style:font-weight-complex="bold"/>
    </style:style>
    <style:style style:name="P14" style:family="paragraph">
      <style:paragraph-properties fo:margin-left="0cm" fo:margin-right="0cm" fo:margin-top="0cm" fo:margin-bottom="0.415cm" fo:text-align="start" fo:text-indent="0cm"/>
    </style:style>
    <style:style style:name="P1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c9211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ae00" fo:font-size="160pt" fo:font-weight="bold" style:font-size-asian="160pt" style:font-weight-asian="bold" style:font-size-complex="160pt" style:font-weight-complex="bold"/>
    </style:style>
    <style:style style:name="T5" style:family="text">
      <style:text-properties fo:color="#c9211e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9211e" fo:font-size="70pt" fo:font-weight="bold" style:font-size-asian="70pt" style:font-weight-asian="bold" style:font-size-complex="70pt" style:font-weight-complex="bold"/>
    </style:style>
    <style:style style:name="T7" style:family="text">
      <style:text-properties fo:font-size="26.7000007629395pt" style:font-size-asian="26.7000007629395pt" style:font-size-complex="26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3" draw:layer="layout" svg:width="25.199cm" svg:height="3.799cm" svg:x="1.4cm" svg:y="9.8cm" presentation:class="subtitle" presentation:user-transformed="true">
          <draw:text-box>
            <text:p text:style-name="P2"><text:span text:style-name="T2">Daniel Vetter, Intel OTC</text:span></text:p>
            <text:p text:style-name="P2"><text:span text:style-name="T2">@danvet</text:span></text:p>
            <text:p text:style-name="P2"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3" draw:layer="layout" svg:width="25.199cm" svg:height="3.799cm" svg:x="1.4cm" svg:y="9.8cm" presentation:class="subtitle" presentation:user-transformed="true">
          <draw:text-box>
            <text:p text:style-name="P2"><text:span text:style-name="T2">Daniel Vetter, Intel OTC</text:span></text:p>
            <text:p text:style-name="P2"><text:span text:style-name="T2">@danvet</text:span></text:p>
            <text:p text:style-name="P2"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path draw:style-name="gr2" draw:text-style-name="P5" draw:layer="layout" svg:width="11.501cm" svg:height="0.119cm" svg:x="14.498cm" svg:y="5.72cm" svg:viewBox="0 0 11502 120" svg:d="M0 118c246-1 493-11 739 0 292 13 582-33 875-22 230 8 464 0 695 0 224 0 449 4 673 0 246-5 492-4 740-23 319-25 642 0 964 0 358 0 719 30 1076 0 367-31 732-43 1099-45 237-1 478 1 717 0 299-2 598 9 897-22 240-25 478 37 718 45 282 10 567-2 852 22 222 19 448 3 672 0 224-4 450 18 673-22h112">
          <text:p/>
        </draw:path>
        <draw:frame draw:style-name="gr3" draw:text-style-name="P7" draw:layer="layout" svg:width="18cm" svg:height="3.401cm" svg:x="5.2cm" svg:y="2.6cm">
          <draw:text-box>
            <text:p text:style-name="P6"><text:span text:style-name="T3">Everything Great Abou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10 or so years ago ...</text:p>
          </draw:text-box>
        </draw:frame>
        <draw:frame presentation:style-name="pr4" draw:layer="layout" svg:width="25.199cm" svg:height="8.311cm" svg:x="1.4cm" svg:y="5.383cm" presentation:class="outline" presentation:user-transformed="true">
          <draw:text-box>
            <text:list text:style-name="L4">
              <text:list-item>
                <text:p>graphics execution manager</text:p>
              </text:list-item>
              <text:list-item>
                <text:p>kernel modesetting</text:p>
              </text:list-item>
              <text:list-item>
                <text:p>drm/i915, drm/radeon</text:p>
              </text:list-item>
              <text:list-item>
                <text:p>proudly celebrating OpenGL 2</text:p>
              </text:list-item>
              <text:list-item>
                <text:p>… and a wastela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today</text:p>
          </draw:text-box>
        </draw:frame>
        <draw:frame presentation:style-name="pr4" draw:layer="layout" svg:width="25.199cm" svg:height="8.311cm" svg:x="1.4cm" svg:y="5.383cm" presentation:class="outline" presentation:user-transformed="true">
          <draw:text-box>
            <text:list text:style-name="L4">
              <text:list-item>
                <text:p>10% of the kernel + userspace</text:p>
              </text:list-item>
              <text:list-item>
                <text:p>50 atomic modeset drivers (and more others)</text:p>
              </text:list-item>
              <text:list-item>
                <text:p>latest OpenGl, GLES, Vulkan</text:p>
              </text:list-item>
              <text:list-item>
                <text:p>smallest kernel driver 246 lines</text:p>
              </text:list-item>
              <text:list-item>
                <text:p>largest kernel driver 2.2M lines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uapi: Atomic Modeset</text:p>
          </draw:text-box>
        </draw:frame>
        <draw:frame presentation:style-name="pr4" draw:layer="layout" svg:width="25.199cm" svg:height="8.311cm" svg:x="1.4cm" svg:y="5.489cm" presentation:class="outline" presentation:user-transformed="true">
          <draw:text-box>
            <text:list text:style-name="L4">
              <text:list-item>
                <text:p>lots of planes for SoC</text:p>
              </text:list-item>
              <text:list-item>
                <text:p>lots of outputs for desktop</text:p>
              </text:list-item>
              <text:list-item>
                <text:p>blending, writeback, color space conversions, …</text:p>
              </text:list-item>
              <text:list-item>
                <text:p>gracefully handling link failures</text:p>
              </text:list-item>
              <text:list-item>
                <text:p>content protection</text:p>
              </text:list-item>
              <text:list-item>
                <text:p>everything e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APIs for Rendering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dma_buf, dma_resv, dma_fence for buffer sharing</text:p>
              </text:list-item>
              <text:list-item>
                <text:p>ww_mutex for graph locking problems</text:p>
              </text:list-item>
              <text:list-item>
                <text:p>drm_syncobj, better uAPi for f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Helpers, Everywhere you look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modular atomic modeset helpers</text:p>
              </text:list-item>
              <text:list-item>
                <text:p>simple display pipe</text:p>
              </text:list-item>
              <text:list-item>
                <text:p>DisplayPort, MIPI, HDMI, EDID</text:p>
              </text:list-item>
              <text:list-item>
                <text:p>self refresh display/damage tracking</text:p>
              </text:list-item>
              <text:list-item>
                <text:p>fbdev emu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Helpers, Everywhere you render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gpu scheduler</text:p>
              </text:list-item>
              <text:list-item>
                <text:p>TTM refactoring and helperification</text:p>
              </text:list-item>
              <text:list-item>
                <text:p>VRAM helpers, SHMEM helpers, ...</text:p>
              </text:list-item>
              <text:list-item>
                <text:p>batteries included by defaul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More Awesome Stuff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bridge and panel drivers, components</text:p>
              </text:list-item>
              <text:list-item>
                <text:p>hot(un)plug fixing</text:p>
              </text:list-item>
              <text:list-item>
                <text:p>in-kernel selftests (we need KUnit asap)</text:p>
              </text:list-item>
              <text:list-item>
                <text:p>IGT gpu tests: cross driver userspace testsuit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Stuff, in Userspace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gallium: GL stack to rule them all</text:p>
              </text:list-item>
              <text:list-item>
                <text:p>gpu compiler troubles settling on NIR</text:p>
              </text:list-item>
              <text:list-item>
                <text:p>r/e tools, better than the real docs</text:p>
              </text:list-item>
              <text:list-item>
                <text:p>Khronos is opening u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Userspace drivers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panfrost, lima, freedreno, etnaviv</text:p>
              </text:list-item>
              <text:list-item>
                <text:p>even Intel now on board with Iris</text:p>
              </text:list-item>
              <text:list-item>
                <text:p>radv+ACO, one handful hackers vs. AM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Great Community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gitlab everywhere, Mesa3D leading</text:p>
              </text:list-item>
              <text:list-item>
                <text:p>(kernel stuck on infrastructure work)</text:p>
              </text:list-item>
              <text:list-item>
                <text:p>XDC running on LPC</text:p>
              </text:list-item>
              <text:list-item>
                <text:p>XDC haz sponsors now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6.305cm" svg:x="1.2cm" svg:y="4.709cm" presentation:class="title" presentation:user-transformed="true">
          <draw:text-box>
            <text:p text:style-name="P9"><text:span text:style-name="T4">NVI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3" draw:layer="layout" svg:width="25.199cm" svg:height="3.799cm" svg:x="1.4cm" svg:y="9.8cm" presentation:class="subtitle" presentation:user-transformed="true">
          <draw:text-box>
            <text:p text:style-name="P2"><text:span text:style-name="T2">Daniel Vetter, Intel OTC</text:span></text:p>
            <text:p text:style-name="P2"><text:span text:style-name="T2">@danvet</text:span></text:p>
            <text:p text:style-name="P2"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path draw:style-name="gr2" draw:text-style-name="P5" draw:layer="layout" svg:width="11.501cm" svg:height="0.119cm" svg:x="14.498cm" svg:y="5.72cm" svg:viewBox="0 0 11502 120" svg:d="M0 118c246-1 493-11 739 0 292 13 582-33 875-22 230 8 464 0 695 0 224 0 449 4 673 0 246-5 492-4 740-23 319-25 642 0 964 0 358 0 719 30 1076 0 367-31 732-43 1099-45 237-1 478 1 717 0 299-2 598 9 897-22 240-25 478 37 718 45 282 10 567-2 852 22 222 19 448 3 672 0 224-4 450 18 673-22h112">
          <text:p/>
        </draw:path>
        <draw:frame draw:style-name="gr3" draw:text-style-name="P7" draw:layer="layout" svg:width="18cm" svg:height="3.401cm" svg:x="5.2cm" svg:y="2.6cm">
          <draw:text-box>
            <text:p text:style-name="P6"><text:span text:style-name="T3">Everything Great About</text:span></text:p>
          </draw:text-box>
        </draw:frame>
        <draw:path draw:style-name="gr2" draw:text-style-name="P5" draw:layer="layout" svg:width="1.42cm" svg:height="1.271cm" draw:transform="rotate (-0.113446401379631) translate (12.2214508772393cm 2.17117429205061cm)" svg:viewBox="0 0 1421 1272" svg:d="M0 207c279-119 448 207 521 415 78 219 34 588 276 646 252 60 143-481 259-707l130-240 131-241 104-80">
          <text:p/>
        </draw:path>
        <draw:frame draw:style-name="gr4" draw:text-style-name="P11" draw:layer="layout" svg:width="2.445cm" svg:height="1.4cm" svg:x="11.8cm" svg:y="1.2cm">
          <draw:text-box>
            <text:p text:style-name="P10"><text:span text:style-name="T5">NO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Celebrating Vendor Lock-in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~20 years of desktop GL</text:p>
              </text:list-item>
              <text:list-item>
                <text:p>~15 years of CUDA</text:p>
              </text:list-item>
              <text:list-item>
                <text:p>high margins need a moa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NVIDIA and Linux</text:p>
          </draw:text-box>
        </draw:frame>
        <draw:frame presentation:style-name="pr4" draw:layer="layout" svg:width="25.199cm" svg:height="8.311cm" svg:x="1.4cm" svg:y="4.2cm" presentation:class="outline" presentation:user-transformed="true">
          <draw:text-box>
            <text:list text:style-name="L4">
              <text:list-item>
                <text:p>libglvnd</text:p>
              </text:list-item>
              <text:list-item>
                <text:p>EGL_Device</text:p>
              </text:list-item>
              <text:list-item>
                <text:p>EGL_streams</text:p>
              </text:list-item>
              <text:list-item>
                <text:p>buffer format modifiers</text:p>
              </text:list-item>
              <text:list-item>
                <text:p>non-redistributable signed firmware</text:p>
              </text:list-item>
              <text:list-item>
                <text:p>… not trying would be stupid (for NVIDIA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Open GPU Driver Business Case</text:p>
          </draw:text-box>
        </draw:frame>
        <draw:frame presentation:style-name="pr4" draw:layer="layout" svg:width="25.199cm" svg:height="8.311cm" svg:x="1.4cm" svg:y="5.689cm" presentation:class="outline" presentation:user-transformed="true">
          <draw:text-box>
            <text:list text:style-name="L4">
              <text:list-item>
                <text:p>more reverse-engineered drivers than not</text:p>
              </text:list-item>
              <text:list-item>
                <text:p>only 3 companies do open source GPU drivers</text:p>
              </text:list-item>
              <text:list-item>
                <text:p>fairly big teams</text:p>
              </text:list-item>
              <text:list-item>
                <text:p>need to pay the bill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3" draw:layer="layout" svg:width="25.199cm" svg:height="3.799cm" svg:x="1.4cm" svg:y="9.8cm" presentation:class="subtitle" presentation:user-transformed="true">
          <draw:text-box>
            <text:p text:style-name="P2"><text:span text:style-name="T2">Daniel Vetter, Intel OTC</text:span></text:p>
            <text:p text:style-name="P2"><text:span text:style-name="T2">@danvet</text:span></text:p>
            <text:p text:style-name="P2"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path draw:style-name="gr2" draw:text-style-name="P5" draw:layer="layout" svg:width="11.501cm" svg:height="0.119cm" svg:x="14.498cm" svg:y="5.72cm" svg:viewBox="0 0 11502 120" svg:d="M0 118c246-1 493-11 739 0 292 13 582-33 875-22 230 8 464 0 695 0 224 0 449 4 673 0 246-5 492-4 740-23 319-25 642 0 964 0 358 0 719 30 1076 0 367-31 732-43 1099-45 237-1 478 1 717 0 299-2 598 9 897-22 240-25 478 37 718 45 282 10 567-2 852 22 222 19 448 3 672 0 224-4 450 18 673-22h112">
          <text:p/>
        </draw:path>
        <draw:frame draw:style-name="gr3" draw:text-style-name="P7" draw:layer="layout" svg:width="18cm" svg:height="3.401cm" svg:x="5.2cm" svg:y="2.6cm">
          <draw:text-box>
            <text:p text:style-name="P6"><text:span text:style-name="T3">Everything Great About</text:span></text:p>
          </draw:text-box>
        </draw:frame>
        <draw:path draw:style-name="gr2" draw:text-style-name="P5" draw:layer="layout" svg:width="1.42cm" svg:height="1.271cm" draw:transform="rotate (-0.113446401379631) translate (12.2214508772393cm 2.17117429205061cm)" svg:viewBox="0 0 1421 1272" svg:d="M0 207c279-119 448 207 521 415 78 219 34 588 276 646 252 60 143-481 259-707l130-240 131-241 104-80">
          <text:p/>
        </draw:path>
        <draw:frame draw:style-name="gr4" draw:text-style-name="P11" draw:layer="layout" svg:width="2.445cm" svg:height="1.4cm" svg:x="11.8cm" svg:y="1.2cm">
          <draw:text-box>
            <text:p text:style-name="P10"><text:span text:style-name="T5">NOT</text:span></text:p>
          </draw:text-box>
        </draw:frame>
        <draw:path draw:style-name="gr2" draw:text-style-name="P5" draw:layer="layout" svg:width="2.062cm" svg:height="0.022cm" svg:x="11.996cm" svg:y="1.749cm" svg:viewBox="0 0 2063 23" svg:d="M0 23c261 0 524 0 785 0 246 0 493 0 740 0l246-23h225 67">
          <text:p/>
        </draw:path>
        <draw:path draw:style-name="gr2" draw:text-style-name="P5" draw:layer="layout" svg:width="15.558cm" svg:height="1.897cm" draw:transform="rotate (-0.122347580564802) translate (5.63477490425928cm 1.59919730426621cm)" svg:viewBox="0 0 15559 1898" svg:d="M0 1891c330 14 662 8 990-31 313-37 625-37 937-93 309-56 623-77 935-115 288-36 578-71 868-107 311-38 622-76 935-115 273-33 549-67 823-101 229-28 460-57 690-85 251-31 503-62 757-93 259-32 520-64 779-96s523-41 779-96c265-56 532-80 798-120 287-42 578-73 868-106 282-33 562-73 848-83 246-8 487-64 740-45 358 27 713-104 1071-110 372-6 701-159 1060-198 233-25 453-104 687-106 228-3 437-104 666-105l216-72 112-14">
          <text:p/>
        </draw:path>
        <draw:frame draw:style-name="gr5" draw:text-style-name="P13" draw:layer="layout" svg:width="22.888cm" svg:height="3.011cm" svg:x="2cm" svg:y="7cm">
          <draw:text-box>
            <text:p text:style-name="P12"><text:span text:style-name="T6">Too Little, Too Lat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hipping Upstream First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cp -R a/drivers/gpu/* b/drivers/gpu</text:p>
              </text:list-item>
              <text:list-item>
                <text:p>cherry-pick 1k+ patches</text:p>
              </text:list-item>
              <text:list-item>
                <text:p>DKMS + a few hundred fixu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ndroid, by Google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~half year from linux-next to release, worst case</text:p>
              </text:list-item>
              <text:list-item>
                <text:p>one year to the next LTS, worst case</text:p>
              </text:list-item>
              <text:list-item>
                <text:p>one year for Google to rebase</text:p>
              </text:list-item>
              <text:list-item>
                <text:p>add more for non-Google Androi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There is no LTS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sometimes different baseline</text:p>
              </text:list-item>
              <text:list-item>
                <text:p>often different drivers/gpu</text:p>
              </text:list-item>
              <text:list-item>
                <text:p>often tons of patches</text:p>
              </text:list-item>
              <text:list-item>
                <text:p>everyone is differen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table Driver ABI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it works in userspace, all helpers linked into drivers</text:p>
              </text:list-item>
              <text:list-item>
                <text:p>ship random upstream driver snapshot</text:p>
              </text:list-item>
              <text:list-item>
                <text:p>also: Android project treble</text:p>
              </text:list-item>
              <text:list-item>
                <text:p>defeats code sharing</text:p>
              </text:list-item>
              <text:list-item>
                <text:p>stable subsystem ABI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hipping Upstream First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refactor for upstream</text:p>
              </text:list-item>
              <text:list-item>
                <text:p>add the crap back in</text:p>
              </text:list-item>
              <text:list-item>
                <text:p>ship it</text:p>
              </text:list-item>
              <text:list-item>
                <text:p>…</text:p>
              </text:list-item>
              <text:list-item>
                <text:p>[there is no profit]</text:p>
              </text:list-item>
              <text:list-item>
                <text:p>sounded good 10 years ago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Linux Kernel: Upstream First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some customers require upstream</text:p>
              </text:list-item>
              <text:list-item>
                <text:p>… and then proceed to ignore it</text:p>
              </text:list-item>
              <text:list-item>
                <text:p text:style-name="P14"><text:span text:style-name="T7">too big, too fast for stable ABI</text:span></text:p>
              </text:list-item>
              <text:list-item>
                <text:p text:style-name="P15"><text:span text:style-name="T7">too little, too late for upstream first</text:span></text:p>
              </text:list-item>
            </text:list>
            <text:list text:style-name="L5">
              <text:list-item>
                <text:p text:style-name="P15"><text:span text:style-name="T7">kernel's upstream first business case is broke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2-02T15:38:20</meta:creation-date>
    <meta:editing-duration>P6DT23H41M14S</meta:editing-duration>
    <meta:editing-cycles>72</meta:editing-cycles>
    <meta:generator>LibreOffice/6.3.0.4$Linux_X86_64 LibreOffice_project/30$Build-4</meta:generator>
    <dc:date>2019-09-07T00:39:17.067237652</dc:date>
    <meta:document-statistic meta:object-count="137"/>
  </office:meta>
</office:document-meta>
</file>